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dad" officeooo:paragraph-rsid="0017fdad"/>
    </style:style>
    <style:style style:name="P2" style:family="paragraph" style:parent-style-name="Standard">
      <style:text-properties officeooo:rsid="0019f9d9" officeooo:paragraph-rsid="0019f9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############################ ui.r #########################################</text:p>
      <text:p text:style-name="P2"/>
      <text:p text:style-name="P2">library(shiny)</text:p>
      <text:p text:style-name="P2">library(shinyBS)</text:p>
      <text:p text:style-name="P2">#library(shinydashboard)</text:p>
      <text:p text:style-name="P2">shinyUI(fluidPage(</text:p>
      <text:p text:style-name="P2"><text:s text:c="2"/># includeScript("/home/consultadd/Desktop/Ashutosh's project/rsqlite/main.js"),</text:p>
      <text:p text:style-name="P2"><text:s text:c="2"/>tags$head(tags$script(src="www/main.js")),</text:p>
      <text:p text:style-name="P2"><text:s text:c="2"/></text:p>
      <text:p text:style-name="P2"><text:s text:c="2"/>selectInput(inputId = "select1", label = "Select Id", choices = c(1,2,3,4)),</text:p>
      <text:p text:style-name="P2"><text:s text:c="2"/>textOutput(outputId = 'out'),</text:p>
      <text:p text:style-name="P2"><text:s text:c="2"/></text:p>
      <text:p text:style-name="P2"><text:s text:c="2"/></text:p>
      <text:p text:style-name="P2"><text:s text:c="2"/>id1 &lt;- 'active',</text:p>
      <text:p text:style-name="P2"><text:s text:c="2"/>titlePanel("ChemBee 3"),</text:p>
      <text:p text:style-name="P2"><text:s text:c="2"/>fluidRow(</text:p>
      <text:p text:style-name="P2"><text:s text:c="4"/>column(4,bsButton("Save", "Save",size="medium", type="action"), offset=6,style='width:150px;height:80px;'),</text:p>
      <text:p text:style-name="P2"><text:s text:c="4"/>column(2,bsButton("Edit", "Edit", size="medium", type="action")),</text:p>
      <text:p text:style-name="P2"><text:s text:c="4"/>fluidRow(),</text:p>
      <text:p text:style-name="P2"><text:s text:c="4"/>fluidRow(</text:p>
      <text:p text:style-name="P2"><text:s text:c="6"/>column(2,h4("Dead"), offset=1),</text:p>
      <text:p text:style-name="P2"><text:s text:c="6"/>column(1, bsButton("deadYes", "yes", size="medium",type="toggle")),</text:p>
      <text:p text:style-name="P2"><text:s text:c="6"/>column(1, bsButton("deadNo", "no", size="medium",type="toggle", value = TRUE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1, conditionalPanel(condition = "input.deadNo",uiOutput("deeptextbox1"))),</text:p>
      <text:p text:style-name="P2"><text:s text:c="4"/>column(2,conditionalPanel(condition = "input.deadNo",h4("# of Deep Boxes"), offset=3)),</text:p>
      <text:p text:style-name="P2"><text:s text:c="4"/>column(2, conditionalPanel(condition = "input.deadNo",uiOutput("deep0"))),</text:p>
      <text:p text:style-name="P2"><text:s text:c="4"/>column(1, conditionalPanel(condition = "input.deadNo",uiOutput("deep1"))),</text:p>
      <text:p text:style-name="P2"><text:s text:c="4"/>column(1, conditionalPanel(condition = "input.deadNo",uiOutput("deep2"))),</text:p>
      <text:p text:style-name="P2"><text:s text:c="4"/>column(1, conditionalPanel(condition = "input.deadNo",uiOutput("deep3"))),</text:p>
      <text:p text:style-name="P2"><text:s text:c="4"/>column(1, conditionalPanel(condition = "input.deadNo",uiOutput("deep4"))),</text:p>
      <text:p text:style-name="P2"><text:s text:c="4"/>column(1, conditionalPanel(condition = "input.deadNo",uiOutput("deep5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1, conditionalPanel(condition = "input.deadYes",uiOutput("deeptextbox"))),</text:p>
      <text:p text:style-name="P2"><text:s text:c="4"/>column(2, conditionalPanel(condition = "input.deadYes",uiOutput("Deep_Boxes1"))),</text:p>
      <text:p text:style-name="P2"><text:s text:c="4"/>column(2, conditionalPanel(condition = "input.deadYes",uiOutput("deep00"))),</text:p>
      <text:p text:style-name="P2"><text:s text:c="4"/>column(1, conditionalPanel(condition = "input.deadYes",uiOutput("deep01"))),</text:p>
      <text:p text:style-name="P2"><text:s text:c="4"/>column(1, conditionalPanel(condition = "input.deadYes",uiOutput("deep02"))),</text:p>
      <text:p text:style-name="P2"><text:s text:c="4"/>column(1, conditionalPanel(condition = "input.deadYes",uiOutput("deep03"))),</text:p>
      <text:p text:style-name="P2"><text:s text:c="4"/>column(1, conditionalPanel(condition = "input.deadYes",uiOutput("deep04")))</text:p>
      <text:p text:style-name="P2"><text:s text:c="4"/>),br(),</text:p>
      <text:p text:style-name="P2"/>
      <text:p text:style-name="P2"><text:s text:c="2"/>fluidRow(</text:p>
      <text:p text:style-name="P2"><text:s text:c="4"/>column(1, conditionalPanel(condition = "input.deadNo",uiOutput("medtextbox1"))),</text:p>
      <text:p text:style-name="P2"><text:s text:c="4"/>column(2,conditionalPanel(condition = "input.deadNo",h4("# of Medium Boxes"), offset=3)),</text:p>
      <text:p text:style-name="P2"><text:s text:c="4"/>column(2, conditionalPanel(condition = "input.deadNo",uiOutput("med0"))),</text:p>
      <text:p text:style-name="P2"><text:s text:c="4"/>column(1, conditionalPanel(condition = "input.deadNo",uiOutput("med1"))),</text:p>
      <text:p text:style-name="P2"><text:soft-page-break/><text:s text:c="4"/>column(1, conditionalPanel(condition = "input.deadNo",uiOutput("med2"))),</text:p>
      <text:p text:style-name="P2"><text:s text:c="4"/>column(1, conditionalPanel(condition = "input.deadNo",uiOutput("med3"))),</text:p>
      <text:p text:style-name="P2"><text:s text:c="4"/>column(1, conditionalPanel(condition = "input.deadNo",uiOutput("med4"))),</text:p>
      <text:p text:style-name="P2"><text:s text:c="4"/>column(1, conditionalPanel(condition = "input.deadNo",uiOutput("med5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1, conditionalPanel(condition = "input.deadYes",uiOutput("medtextbox"))),</text:p>
      <text:p text:style-name="P2"><text:s text:c="4"/>column(2, conditionalPanel(condition = "input.deadYes",uiOutput("med_Boxes1"))),</text:p>
      <text:p text:style-name="P2"><text:s text:c="4"/>column(2, conditionalPanel(condition = "input.deadYes",uiOutput("med00"))),</text:p>
      <text:p text:style-name="P2"><text:s text:c="4"/>column(1, conditionalPanel(condition = "input.deadYes",uiOutput("med01"))),</text:p>
      <text:p text:style-name="P2"><text:s text:c="4"/>column(1, conditionalPanel(condition = "input.deadYes",uiOutput("med02"))),</text:p>
      <text:p text:style-name="P2"><text:s text:c="4"/>column(1, conditionalPanel(condition = "input.deadYes",uiOutput("med03"))),</text:p>
      <text:p text:style-name="P2"><text:s text:c="4"/>column(1, conditionalPanel(condition = "input.deadYes",uiOutput("med04")))</text:p>
      <text:p text:style-name="P2"><text:s text:c="4"/>),br(),</text:p>
      <text:p text:style-name="P2"><text:s text:c="2"/></text:p>
      <text:p text:style-name="P2"><text:s text:c="2"/></text:p>
      <text:p text:style-name="P2"><text:s text:c="2"/>fluidRow(</text:p>
      <text:p text:style-name="P2"><text:s text:c="4"/>column(1, conditionalPanel(condition = "input.deadNo",uiOutput("frametextbox1"))),</text:p>
      <text:p text:style-name="P2"><text:s text:c="4"/>column(2,conditionalPanel(condition = "input.deadNo",h4("Frames of bees in Mediums"), offset=3)),</text:p>
      <text:p text:style-name="P2"><text:s text:c="4"/>column(1, conditionalPanel(condition = "input.deadNo",numericInput('frameMedium', '',0))),</text:p>
      <text:p text:style-name="P2"><text:s text:c="4"/>column(1, conditionalPanel(condition = "input.deadNo",uiOutput("frameM10"))),</text:p>
      <text:p text:style-name="P2"><text:s text:c="4"/>column(1, conditionalPanel(condition = "input.deadNo",uiOutput("frameM20"))),</text:p>
      <text:p text:style-name="P2"><text:s text:c="4"/>column(1, conditionalPanel(condition = "input.deadNo",uiOutput("frameM30"))),</text:p>
      <text:p text:style-name="P2"><text:s text:c="4"/>column(1, conditionalPanel(condition = "input.deadNo",uiOutput("frameM1"))),</text:p>
      <text:p text:style-name="P2"><text:s text:c="4"/>column(1, conditionalPanel(condition = "input.deadNo",uiOutput("frameM2"))),</text:p>
      <text:p text:style-name="P2"><text:s text:c="4"/>column(1, conditionalPanel(condition = "input.deadNo",uiOutput("frameM3"))),</text:p>
      <text:p text:style-name="P2"><text:s text:c="4"/>column(1, conditionalPanel(condition = "input.deadNo",uiOutput("frameM4"))),</text:p>
      <text:p text:style-name="P2"><text:s text:c="4"/>column(1, conditionalPanel(condition = "input.deadNo",uiOutput("frameM5"))),</text:p>
      <text:p text:style-name="P2"><text:s text:c="4"/>column(1, conditionalPanel(condition = "input.deadNo",uiOutput("frameM6"))),</text:p>
      <text:p text:style-name="P2"><text:s text:c="4"/>column(1, conditionalPanel(condition = "input.deadNo",uiOutput("frameM7"))),</text:p>
      <text:p text:style-name="P2"><text:s text:c="4"/>column(1, conditionalPanel(condition = "input.deadNo",uiOutput("frameM8"))),</text:p>
      <text:p text:style-name="P2"><text:s text:c="4"/>column(1, conditionalPanel(condition = "input.deadNo",uiOutput("frameM9"))),</text:p>
      <text:p text:style-name="P2"><text:s text:c="4"/>column(1, conditionalPanel(condition = "input.deadNo",bsButton("frameMClear", "Clear",size="medium", type="action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1, conditionalPanel(condition = "input.deadYes",uiOutput("frametextbox"))),</text:p>
      <text:p text:style-name="P2"><text:s text:c="4"/>column(2, conditionalPanel(condition = "input.deadYes",uiOutput("frame_Boxes1"))),</text:p>
      <text:p text:style-name="P2"><text:s text:c="4"/>column(1, conditionalPanel(condition = "input.deadYes",numericInput('frameMedium1', '',0))),</text:p>
      <text:p text:style-name="P2"><text:s text:c="4"/>column(1, conditionalPanel(condition = "input.deadYes",uiOutput("frameM010"))),</text:p>
      <text:p text:style-name="P2"><text:s text:c="4"/>column(1, conditionalPanel(condition = "input.deadYes",uiOutput("frameM020"))),</text:p>
      <text:p text:style-name="P2"><text:s text:c="4"/>column(1, conditionalPanel(condition = "input.deadYes",uiOutput("frameM030"))),</text:p>
      <text:p text:style-name="P2"><text:s text:c="4"/>column(1, conditionalPanel(condition = "input.deadYes",uiOutput("frameM01"))),</text:p>
      <text:p text:style-name="P2"><text:s text:c="4"/>column(1, conditionalPanel(condition = "input.deadYes",uiOutput("frameM02"))),</text:p>
      <text:p text:style-name="P2"><text:s text:c="4"/>column(1, conditionalPanel(condition = "input.deadYes",uiOutput("frameM03"))),</text:p>
      <text:p text:style-name="P2"><text:s text:c="4"/>column(1, conditionalPanel(condition = "input.deadYes",uiOutput("frameM04"))),</text:p>
      <text:p text:style-name="P2"><text:s text:c="4"/>column(1, conditionalPanel(condition = "input.deadYes",uiOutput("frameM05"))),</text:p>
      <text:p text:style-name="P2"><text:s text:c="4"/>column(1, conditionalPanel(condition = "input.deadYes",uiOutput("frameM06"))),</text:p>
      <text:p text:style-name="P2"><text:s text:c="4"/>column(1, conditionalPanel(condition = "input.deadYes",uiOutput("frameM07"))),</text:p>
      <text:p text:style-name="P2"><text:soft-page-break/><text:s text:c="4"/>column(1, conditionalPanel(condition = "input.deadYes",uiOutput("frameM08"))),</text:p>
      <text:p text:style-name="P2"><text:s text:c="4"/>column(1, conditionalPanel(condition = "input.deadYes",uiOutput("frameM09"))),</text:p>
      <text:p text:style-name="P2"><text:s text:c="4"/>column(1, conditionalPanel(condition = "input.deadYes",bsButton("frameMClear", "Clear",size="medium", type="action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1, conditionalPanel(condition = "input.deadNo",uiOutput("Queenstatustextbox1"))),</text:p>
      <text:p text:style-name="P2"><text:s text:c="4"/>column(2,conditionalPanel(condition = "input.deadNo",h4("Queen Status"), offset=3)),</text:p>
      <text:p text:style-name="P2"><text:s text:c="4"/>column(2, conditionalPanel(condition = "input.deadNo",bsButton("queenStatusQR", "QR", size="medium",type="toggle"))),</text:p>
      <text:p text:style-name="P2"><text:s text:c="4"/>column(1, conditionalPanel(condition = "input.deadNo",bsButton("queenStatusQRC", "QRC", size="medium",type="toggle"))),</text:p>
      <text:p text:style-name="P2"><text:s text:c="4"/>column(1, conditionalPanel(condition = "input.deadNo",bsButton("queenStatusQLC", "QLC", size="medium",type="toggle", class="active"))),</text:p>
      <text:p text:style-name="P2"><text:s text:c="4"/>column(1, conditionalPanel(condition = "input.deadNo",bsButton("queenStatusPQ", "PQ", size="medium",type="toggle"))),</text:p>
      <text:p text:style-name="P2"><text:s text:c="4"/>column(1, conditionalPanel(condition = "input.deadNo",bsButton("queenStatusQL", "QL", size="medium",type="toggle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1, conditionalPanel(condition = "input.deadYes",uiOutput("Queenstatustextbox"))),</text:p>
      <text:p text:style-name="P2"><text:s text:c="4"/>column(2,conditionalPanel(condition = "input.deadYes",h4("Queen Status"), offset=3)),</text:p>
      <text:p text:style-name="P2"><text:s text:c="4"/>column(2, conditionalPanel(condition = "input.deadYes",bsButton("queenStatusQR", "QR", size="medium",type="toggle"))),</text:p>
      <text:p text:style-name="P2"><text:s text:c="4"/>column(1, conditionalPanel(condition = "input.deadYes",bsButton("queenStatusQRC", "QRC", size="medium",type="toggle"))),</text:p>
      <text:p text:style-name="P2"><text:s text:c="4"/>column(1, conditionalPanel(condition = "input.deadYes",bsButton("queenStatusQLC", "QLC", size="medium",type="toggle"))),</text:p>
      <text:p text:style-name="P2"><text:s text:c="4"/>column(1, conditionalPanel(condition = "input.deadYes",bsButton("queenStatusPQ", "PQ", size="medium",type="toggle"))),</text:p>
      <text:p text:style-name="P2"><text:s text:c="4"/>column(1, conditionalPanel(condition = "input.deadYes",bsButton("queenStatusQL", "QL", size="medium",type="toggle")))</text:p>
      <text:p text:style-name="P2"><text:s text:c="4"/>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2,conditionalPanel(condition = "input.deadNo",h4("Queen seen"), offset=3)),</text:p>
      <text:p text:style-name="P2"><text:s text:c="4"/>column(2, conditionalPanel(condition = "input.deadNo",bsButton("queenSeenYes", "Yes", size="medium",type="toggle", class='active'))),</text:p>
      <text:p text:style-name="P2"><text:s text:c="4"/>column(1, conditionalPanel(condition = "input.deadNo",bsButton("queenSeenNo", "No", size="medium",type="toggle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2,conditionalPanel(condition = "input.deadNo",h4("Eggs seen"), offset=3)),</text:p>
      <text:p text:style-name="P2"><text:s text:c="4"/>column(2,conditionalPanel(condition = "input.deadNo", bsButton("eggsSeenYes", "Yes", size="medium",type="toggle", class='active'))),</text:p>
      <text:p text:style-name="P2"><text:s text:c="4"/>column(1, conditionalPanel(condition = "input.deadNo",bsButton("eggsSeenNo", "No", size="medium",type="toggle")))</text:p>
      <text:p text:style-name="P2"><text:s text:c="2"/>),br(),</text:p>
      <text:p text:style-name="P2"><text:soft-page-break/><text:s text:c="2"/></text:p>
      <text:p text:style-name="P2"><text:s text:c="2"/>fluidRow(</text:p>
      <text:p text:style-name="P2"><text:s text:c="4"/>column(2,conditionalPanel(condition = "input.deadNo",h4("Open brood pattern"), offset=3)),</text:p>
      <text:p text:style-name="P2"><text:s text:c="4"/>column(3, conditionalPanel(condition = "input.deadNo",bsButton("openBroodNone", "none", size="medium",type="toggle"))),</text:p>
      <text:p text:style-name="P2"><text:s text:c="4"/>column(1, conditionalPanel(condition = "input.deadNo",bsButton("openBroodWeak", "weak", size="medium",type="toggle"))),</text:p>
      <text:p text:style-name="P2"><text:s text:c="4"/>column(1, conditionalPanel(condition = "input.deadNo",bsButton("openBroodFair", "fair", size="medium",type="toggle", class="active"))),</text:p>
      <text:p text:style-name="P2"><text:s text:c="4"/>column(1,conditionalPanel(condition = "input.deadNo", bsButton("openBroodStrong", "strong", size="medium",type="toggle"))),</text:p>
      <text:p text:style-name="P2"><text:s text:c="4"/>column(1, conditionalPanel(condition = "input.deadNo",bsButton("openBroodOutstanding", "outstanding", size="medium",type="toggle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2,conditionalPanel(condition = "input.deadNo",h4("Capped brood pattern"), offset=3)),</text:p>
      <text:p text:style-name="P2"><text:s text:c="4"/>column(3,conditionalPanel(condition = "input.deadNo", bsButton("cappedBroodNone", "none", size="medium",type="toggle"))),</text:p>
      <text:p text:style-name="P2"><text:s text:c="4"/>column(1, conditionalPanel(condition = "input.deadNo",bsButton("cappedBroodWeak", "weak", size="medium",type="toggle"))),</text:p>
      <text:p text:style-name="P2"><text:s text:c="4"/>column(1, conditionalPanel(condition = "input.deadNo",bsButton("cappedBroodFair", "fair", size="medium",type="toggle", class='active'))),</text:p>
      <text:p text:style-name="P2"><text:s text:c="4"/>column(1,conditionalPanel(condition = "input.deadNo", bsButton("cappedBroodStrong", "strong", size="medium",type="toggle"))),</text:p>
      <text:p text:style-name="P2"><text:s text:c="4"/>column(1,conditionalPanel(condition = "input.deadNo", bsButton("cappedBroodOutstanding", "outstanding", size="medium",type="toggle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2,conditionalPanel(condition = "input.deadNo",h4("Prevalence of brood disease"), offset=3)),</text:p>
      <text:p text:style-name="P2"><text:s text:c="4"/>column(2,conditionalPanel(condition = "input.deadNo", bsButton("broodDiseaseNone", "none", size="medium",type="toggle"))),</text:p>
      <text:p text:style-name="P2"><text:s text:c="4"/>column(1,conditionalPanel(condition = "input.deadNo", bsButton("broodDiseaseMild", "mild", size="medium",type="toggle"))),</text:p>
      <text:p text:style-name="P2"><text:s text:c="4"/>column(1, conditionalPanel(condition = "input.deadNo",bsButton("broodDiseaseMod", "mod", size="medium",type="toggle"))),</text:p>
      <text:p text:style-name="P2"><text:s text:c="4"/>column(1,conditionalPanel(condition = "input.deadNo", bsButton("broodDiseaseSevere", "severe", size="medium",type="toggle", class='active'))),</text:p>
      <text:p text:style-name="P2"><text:s text:c="4"/>column(1,conditionalPanel(condition = "input.deadNo &amp;&amp; !(input.broodDiseaseNone)", bsButton("broodDiseaseSnotty", "snotty", size="medium",type="toggle"))),</text:p>
      <text:p text:style-name="P2"><text:s text:c="4"/>column(1,conditionalPanel(condition = "input.deadNo &amp;&amp; !(input.broodDiseaseNone)", bsButton("broodDiseaseFoul", "foul", size="medium",type="toggle"))),</text:p>
      <text:p text:style-name="P2"><text:s text:c="4"/>column(1,conditionalPanel(condition = "input.deadNo &amp;&amp; !(input.broodDiseaseNone)", bsButton("broodDiseaseDryChalk", "Dry chalk", size="medium",type="toggle"))),</text:p>
      <text:p text:style-name="P2"><text:s text:c="4"/>column(1,conditionalPanel(condition = "input.deadNo &amp;&amp; !(input.broodDiseaseNone)", bsButton("broodDiseaseYellow", "Yellow", size="medium",type="toggle"))),</text:p>
      <text:p text:style-name="P2"><text:s text:c="4"/>column(1,conditionalPanel(condition = "input.deadNo &amp;&amp; !(input.broodDiseaseNone)", bsButton("broodDiseaseOther", "Other", size="medium",type="toggle")))</text:p>
      <text:p text:style-name="P2"><text:s text:c="2"/>), br(),</text:p>
      <text:p text:style-name="P2"><text:s text:c="2"/></text:p>
      <text:p text:style-name="P2"><text:soft-page-break/><text:s text:c="2"/>fluidRow(</text:p>
      <text:p text:style-name="P2"><text:s text:c="4"/>column(2,conditionalPanel(condition = "input.deadNo",h4("Prevalence of adult disease"), offset=3)),</text:p>
      <text:p text:style-name="P2"><text:s text:c="4"/>column(2, conditionalPanel(condition = "input.deadNo",bsButton("adultDiseaseNone", "none", size="medium",type="toggle"))),</text:p>
      <text:p text:style-name="P2"><text:s text:c="4"/>column(1, conditionalPanel(condition = "input.deadNo",bsButton("adultDiseaseMild", "mild", size="medium",type="toggle"))),</text:p>
      <text:p text:style-name="P2"><text:s text:c="4"/>column(1, conditionalPanel(condition = "input.deadNo",bsButton("adultDiseaseMod", "mod", size="medium",type="toggle", class="active"))),</text:p>
      <text:p text:style-name="P2"><text:s text:c="4"/>column(1,conditionalPanel(condition = "input.deadNo", bsButton("adultDiseaseSevere", "severe", size="medium",type="toggle"))),</text:p>
      <text:p text:style-name="P2"><text:s text:c="4"/>column(1, conditionalPanel(condition = "input.deadNo &amp;&amp; !(input.adultDiseaseNone)",bsButton("adultDiseaseDefWing", "Def Wing", size="medium",type="toggle"))),</text:p>
      <text:p text:style-name="P2"><text:s text:c="4"/>column(1,conditionalPanel(condition = "input.deadNo &amp;&amp; !(input.adultDiseaseNone)", bsButton("adultDiseaseKwing", "Kwing", size="medium",type="toggle"))),</text:p>
      <text:p text:style-name="P2"><text:s text:c="4"/>column(1, conditionalPanel(condition = "input.deadNo &amp;&amp; !(input.adultDiseaseNone)",bsButton("adultDiseaseJittery", "jittery", size="medium",type="toggle"))),</text:p>
      <text:p text:style-name="P2"><text:s text:c="4"/>column(1,conditionalPanel(condition = "input.deadNo &amp;&amp; !(input.adultDiseaseNone)", bsButton("adultDiseaseParalysis", "paralysis", size="medium",type="toggle"))),</text:p>
      <text:p text:style-name="P2"><text:s text:c="4"/>column(1,conditionalPanel(condition = "input.deadNo &amp;&amp; !(input.adultDiseaseNone)", bsButton("adultDiseasePoop", "poop", size="medium",type="toggle"))),</text:p>
      <text:p text:style-name="P2"><text:s text:c="4"/>column(1, conditionalPanel(condition = "input.deadNo &amp;&amp; !(input.adultDiseaseNone)",bsButton("adultDiseaseOther", "other", size="medium",type="toggle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2,conditionalPanel(condition = "input.deadNo",h4("Prevalence of 2ndary pests"), offset=3)),</text:p>
      <text:p text:style-name="P2"><text:s text:c="4"/>column(2,conditionalPanel(condition = "input.deadNo", bsButton("secondaryPestsNone", "none", size="medium",type="toggle"))),</text:p>
      <text:p text:style-name="P2"><text:s text:c="4"/>column(1,conditionalPanel(condition = "input.deadNo", bsButton("secondaryPestsMild", "mild", size="medium",type="toggle"))),</text:p>
      <text:p text:style-name="P2"><text:s text:c="4"/>column(1,conditionalPanel(condition = "input.deadNo", bsButton("secondaryPestsMod", "mod", size="medium",type="toggle", class="active"))),</text:p>
      <text:p text:style-name="P2"><text:s text:c="4"/>column(1,conditionalPanel(condition = "input.deadNo", bsButton("secondaryPestsSevere", "severe", size="medium",type="toggle"))),</text:p>
      <text:p text:style-name="P2"><text:s text:c="4"/>column(1,conditionalPanel(condition = "input.deadNo &amp;&amp; !(input.secondaryPestsNone)", bsButton("secondaryPestsWaxMoth", "Wax moth", size="medium",type="toggle"))),</text:p>
      <text:p text:style-name="P2"><text:s text:c="4"/>column(1,conditionalPanel(condition = "input.deadNo &amp;&amp; !(input.secondaryPestsNone)", bsButton("secondaryPestsHiveBeetle", "Hive Beetle", size="medium",type="toggle"))),</text:p>
      <text:p text:style-name="P2"><text:s text:c="4"/>column(1,conditionalPanel(condition = "input.deadNo &amp;&amp; !(input.secondaryPestsNone)", bsButton("secondaryPestsVarroa", "Varroa", size="medium",type="toggle"))),</text:p>
      <text:p text:style-name="P2"><text:s text:c="4"/>column(1,conditionalPanel(condition = "input.deadNo &amp;&amp; !(input.secondaryPestsNone)", bsButton("secondaryPestsOther", "other", size="medium",type="toggle")))</text:p>
      <text:p text:style-name="P2"><text:s text:c="2"/>),br(),</text:p>
      <text:p text:style-name="P2"><text:s text:c="2"/></text:p>
      <text:p text:style-name="P2"><text:s text:c="2"/>fluidRow(</text:p>
      <text:p text:style-name="P2"><text:s text:c="4"/>column(2,conditionalPanel(condition = "input.deadNo",h4("Remarks"), offset=3)),</text:p>
      <text:p text:style-name="P2"><text:s text:c="4"/>column(8,conditionalPanel(condition = "input.deadNo",tags$textarea(id="Remarks",rows=1,cols=80, "")))</text:p>
      <text:p text:style-name="P2"><text:soft-page-break/><text:s text:c="2"/>)</text:p>
      <text:p text:style-name="P2"><text:s text:c="2"/># <text:s/>}</text:p>
      <text:p text:style-name="P2">)</text:p>
      <text:p text:style-name="P2"># img(src = "parcel_drdanger.png", height = 70, width = 70),</text:p>
      <text:p text:style-name="P2"/>
      <text:p text:style-name="P2"># tabPanel("Chemicals", value = "Chemicals",</text:p>
      <text:p text:style-name="P2"/>
      <text:p text:style-name="P2">#dashboardPage(</text:p>
      <text:p text:style-name="P2"># <text:s/>dashboardHeader(title="ChemSure"),</text:p>
      <text:p text:style-name="P2"># <text:s/>dashboardSidebar( radioButtons(inputId = "packageToBeShip",</text:p>
      <text:p text:style-name="P2"># <text:s text:c="32"/>label="Would you like information on delivery or receiving ?",</text:p>
      <text:p text:style-name="P2"># <text:s text:c="32"/>choices = c("Deliver" ,</text:p>
      <text:p text:style-name="P2"># <text:s text:c="44"/>"Receive" ), selected = "Deliver")),</text:p>
      <text:p text:style-name="P2"># <text:s/>dashboardBody(</text:p>
      <text:p text:style-name="P2"># <text:s text:c="3"/>basicPage( htmlOutput("commTextDisplay")</text:p>
      <text:p text:style-name="P2"/>
      <text:p text:style-name="P2"># radioButtons(inputId = "commercialOrThird",</text:p>
      <text:p text:style-name="P2"># <text:s text:c="14"/>label="Is the source Commercial or Third Party?",</text:p>
      <text:p text:style-name="P2"># <text:s text:c="14"/>choices = c("Y" ,</text:p>
      <text:p text:style-name="P2"># <text:s text:c="26"/>"N" )),</text:p>
      <text:p text:style-name="P2"/>
      <text:p text:style-name="P2"># <text:s text:c="3"/>)</text:p>
      <text:p text:style-name="P2"># <text:s/>)</text:p>
      <text:p text:style-name="P2">#)</text:p>
      <text:p text:style-name="P2"/>
      <text:p text:style-name="P2"># basicPage(</text:p>
      <text:p text:style-name="P2"/>
      <text:p text:style-name="P2"># radioButtons(inputId = "commercialOrThird",</text:p>
      <text:p text:style-name="P2"># <text:s text:c="14"/>label="Is the source Commercial or Third Party?",</text:p>
      <text:p text:style-name="P2"># <text:s text:c="14"/>choices = c("Y" ,</text:p>
      <text:p text:style-name="P2"># <text:s text:c="26"/>"N" )),</text:p>
      <text:p text:style-name="P2"># <text:s text:c="5"/>radioButtons(inputId = "packageToBeShip",</text:p>
      <text:p text:style-name="P2"># <text:s text:c="18"/>label="Would you like information on delivery or receiving ?",</text:p>
      <text:p text:style-name="P2"># <text:s text:c="18"/>choices = c("Deliver" ,</text:p>
      <text:p text:style-name="P2"># <text:s text:c="30"/>"Receive" ), selected = "Deliver")</text:p>
      <text:p text:style-name="P2"/>
      <text:p text:style-name="P2">)</text:p>
      <text:p text:style-name="P2">#)</text:p>
      <text:p text:style-name="P2">#)</text:p>
      <text:p text:style-name="P2"/>
      <text:p text:style-name="P2">********************************* server.r ***************************************</text:p>
      <text:p text:style-name="P2"/>
      <text:p text:style-name="P2">library(shiny)</text:p>
      <text:p text:style-name="P2"/>
      <text:p text:style-name="P2">shinyServer(function(input, output, session) {</text:p>
      <text:p text:style-name="P2"><text:s text:c="2"/></text:p>
      <text:p text:style-name="P2"><text:s text:c="2"/>n=2</text:p>
      <text:p text:style-name="P2"><text:s text:c="2"/></text:p>
      <text:p text:style-name="P2"><text:s text:c="2"/>act0 &lt;- reactive({ ifelse (input$select1 == 0,"active","" ) })</text:p>
      <text:p text:style-name="P2"><text:s text:c="2"/>act1 &lt;- reactive({ ifelse (input$select1 == 1,"active","" ) })</text:p>
      <text:p text:style-name="P2"><text:s text:c="2"/>act2 &lt;- reactive({ ifelse (input$select1 == 2,"active","" ) })</text:p>
      <text:p text:style-name="P2"><text:s text:c="2"/>act3 &lt;- reactive({ ifelse (input$select1 == 3,"active","" ) })</text:p>
      <text:p text:style-name="P2"><text:soft-page-break/><text:s text:c="2"/>act4 &lt;- reactive({ ifelse (input$select1 == 4,"active","" ) })</text:p>
      <text:p text:style-name="P2"><text:s text:c="2"/>output$Deep_Boxes1 = renderUI({h4("# of Deep Boxes")})</text:p>
      <text:p text:style-name="P2"><text:s text:c="2"/>output$deep0 = renderUI({ bsButton("deep0","0",size = "medium",type = "toggle",class = act0()) })</text:p>
      <text:p text:style-name="P2"><text:s text:c="2"/>output$deep00 = renderUI({ bsButton("deep00","0",size = "medium",type = "toggle")})</text:p>
      <text:p text:style-name="P2"><text:s text:c="2"/>output$deep1 = renderUI({ bsButton("deep1","1",size = "medium",type = "toggle",class = act1()) })</text:p>
      <text:p text:style-name="P2"><text:s text:c="2"/>output$deep01 = renderUI({ bsButton("deep01","1",size = "medium",type = "toggle") })</text:p>
      <text:p text:style-name="P2"><text:s text:c="2"/>output$deep2 = renderUI({ bsButton("deep2","2",size = "medium",type = "toggle",class = act2()) })</text:p>
      <text:p text:style-name="P2"><text:s text:c="2"/>output$deep02 = renderUI({ bsButton("deep02","2",size = "medium",type = "toggle") })</text:p>
      <text:p text:style-name="P2"><text:s text:c="2"/>output$deep3 = renderUI({ bsButton("deep3","3",size = "medium",type = "toggle",class = act3()) })</text:p>
      <text:p text:style-name="P2"><text:s text:c="2"/>output$deep03 = renderUI({ bsButton("deep03","3",size = "medium",type = "toggle") })</text:p>
      <text:p text:style-name="P2"><text:s text:c="2"/>output$deep4 = renderUI({ bsButton("deep4","4",size = "medium",type = "toggle",class = act4()) })</text:p>
      <text:p text:style-name="P2"><text:s text:c="2"/>output$deep04 = renderUI({ bsButton("deep04","4",size = "medium",type = "toggle") })</text:p>
      <text:p text:style-name="P2"><text:s text:c="2"/>output$deeptextbox = renderUI({textInput("deepboxid", label = '')})</text:p>
      <text:p text:style-name="P2"><text:s text:c="2"/>output$deeptextbox1 = renderUI({textInput("deepboxid1", label = '')})</text:p>
      <text:p text:style-name="P2"><text:s text:c="2"/></text:p>
      <text:p text:style-name="P2"><text:s text:c="2"/>act10 &lt;- reactive({ ifelse (input$select1 == 0,"active","" ) })</text:p>
      <text:p text:style-name="P2"><text:s text:c="2"/>act11 &lt;- reactive({ ifelse (input$select1 == 1,"active","" ) })</text:p>
      <text:p text:style-name="P2"><text:s text:c="2"/>act12 &lt;- reactive({ ifelse (input$select1 == 2,"active","" ) })</text:p>
      <text:p text:style-name="P2"><text:s text:c="2"/>act13 &lt;- reactive({ ifelse (input$select1 == 3,"active","" ) })</text:p>
      <text:p text:style-name="P2"><text:s text:c="2"/>act14 &lt;- reactive({ ifelse (input$select1 == 4,"active","" ) })</text:p>
      <text:p text:style-name="P2"><text:s text:c="2"/>output$med_Boxes1 = renderUI({h4("# of med Boxes")})</text:p>
      <text:p text:style-name="P2"><text:s text:c="2"/>output$med0 = renderUI({ bsButton("med0","0",size = "medium",type = "toggle",class = act10()) })</text:p>
      <text:p text:style-name="P2"><text:s text:c="2"/>output$med00 = renderUI({ bsButton("med00","0",size = "medium",type = "toggle") })</text:p>
      <text:p text:style-name="P2"><text:s text:c="2"/>output$med1 = renderUI({ bsButton("med1","1",size = "medium",type = "toggle",class = act11()) })</text:p>
      <text:p text:style-name="P2"><text:s text:c="2"/>output$med01 = renderUI({ bsButton("med01","1",size = "medium",type = "toggle") })</text:p>
      <text:p text:style-name="P2"><text:s text:c="2"/>output$med2 = renderUI({ bsButton("med2","2",size = "medium",type = "toggle",class = act12()) })</text:p>
      <text:p text:style-name="P2"><text:s text:c="2"/>output$med02 = renderUI({ bsButton("med02","2",size = "medium",type = "toggle") })</text:p>
      <text:p text:style-name="P2"><text:s text:c="2"/>output$med3 = renderUI({ bsButton("med3","3",size = "medium",type = "toggle",class = act13()) })</text:p>
      <text:p text:style-name="P2"><text:s text:c="2"/>output$med03 = renderUI({ bsButton("med03","3",size = "medium",type = "toggle") })</text:p>
      <text:p text:style-name="P2"><text:s text:c="2"/>output$med4 = renderUI({ bsButton("med4","4",size = "medium",type = "toggle",class = act14()) })</text:p>
      <text:p text:style-name="P2"><text:s text:c="2"/>output$med04 = renderUI({ bsButton("med04","4",size = "medium",type = "toggle") })</text:p>
      <text:p text:style-name="P2"><text:s text:c="2"/>output$medtextbox = renderUI({textInput("medboxid", label = '')})</text:p>
      <text:p text:style-name="P2"><text:s text:c="2"/>output$medtextbox1 = renderUI({textInput("medboxid1", label = '')})</text:p>
      <text:p text:style-name="P2"><text:s text:c="2"/></text:p>
      <text:p text:style-name="P2"><text:s text:c="2"/>act10 &lt;- reactive({ ifelse (input$select1 == 0,"active","" ) })</text:p>
      <text:p text:style-name="P2"><text:s text:c="2"/>act11 &lt;- reactive({ ifelse (input$select1 == 1,"active","" ) })</text:p>
      <text:p text:style-name="P2"><text:s text:c="2"/>act12 &lt;- reactive({ ifelse (input$select1 == 2,"active","" ) })</text:p>
      <text:p text:style-name="P2"><text:s text:c="2"/>act13 &lt;- reactive({ ifelse (input$select1 == 3,"active","" ) })</text:p>
      <text:p text:style-name="P2"><text:s text:c="2"/>act14 &lt;- reactive({ ifelse (input$select1 == 4,"active","" ) })</text:p>
      <text:p text:style-name="P2"><text:s text:c="2"/>output$frame_Boxes1 = renderUI({h4("Frames of bees in Mediums")})</text:p>
      <text:p text:style-name="P2"><text:s text:c="2"/>output$frameM10 = renderUI({ bsButton("frameM10","10",size = "medium",type = "toggle",class = act10()) })</text:p>
      <text:p text:style-name="P2"><text:soft-page-break/><text:s text:c="2"/>output$frameM20 = renderUI({ bsButton("frameM20","20",size = "medium",type = "toggle",class = act11()) })</text:p>
      <text:p text:style-name="P2"><text:s text:c="2"/>output$frameM30 = renderUI({ bsButton("frameM30","30",size = "medium",type = "toggle",class = act12()) })</text:p>
      <text:p text:style-name="P2"><text:s text:c="2"/>output$frameM1 = renderUI({ bsButton("frameM1","1",size = "medium",type = "toggle",class = act13()) })</text:p>
      <text:p text:style-name="P2"><text:s text:c="2"/>output$frameM2 = renderUI({ bsButton("frameM2","2",size = "medium",type = "toggle",class = act14()) })</text:p>
      <text:p text:style-name="P2"><text:s text:c="2"/>output$frameM3 = renderUI({ bsButton("frameM3","3",size = "medium",type = "toggle",class = act10()) })</text:p>
      <text:p text:style-name="P2"><text:s text:c="2"/>output$frameM4 = renderUI({ bsButton("frameM4","4",size = "medium",type = "toggle",class = act11()) })</text:p>
      <text:p text:style-name="P2"><text:s text:c="2"/>output$frameM5 = renderUI({ bsButton("frameM5","5",size = "medium",type = "toggle",class = act10()) })</text:p>
      <text:p text:style-name="P2"><text:s text:c="2"/>output$frameM6 = renderUI({ bsButton("frameM6","6",size = "medium",type = "toggle",class = act14()) })</text:p>
      <text:p text:style-name="P2"><text:s text:c="2"/>output$frameM7 = renderUI({ bsButton("frameM7","7",size = "medium",type = "toggle",class = act14()) })</text:p>
      <text:p text:style-name="P2"><text:s text:c="2"/>output$frameM8 = renderUI({ bsButton("frameM8","8",size = "medium",type = "toggle",class = act10()) })</text:p>
      <text:p text:style-name="P2"><text:s text:c="2"/>output$frameM9 = renderUI({ bsButton("frameM9","9",size = "medium",type = "toggle",class = act10()) })</text:p>
      <text:p text:style-name="P2"><text:s text:c="2"/></text:p>
      <text:p text:style-name="P2"><text:s text:c="2"/>output$frameM010 = renderUI({ bsButton("frameM010","10",size = "medium",type = "toggle") })</text:p>
      <text:p text:style-name="P2"><text:s text:c="2"/>output$frameM020 = renderUI({ bsButton("frameM020","20",size = "medium",type = "toggle") })</text:p>
      <text:p text:style-name="P2"><text:s text:c="2"/>output$frameM030 = renderUI({ bsButton("frameM030","30",size = "medium",type = "toggle") })</text:p>
      <text:p text:style-name="P2"><text:s text:c="2"/>output$frameM01 = renderUI({ bsButton("frameM01","1",size = "medium",type = "toggle") })</text:p>
      <text:p text:style-name="P2"><text:s text:c="2"/>output$frameM02 = renderUI({ bsButton("frameM02","2",size = "medium",type = "toggle") })</text:p>
      <text:p text:style-name="P2"><text:s text:c="2"/>output$frameM03 = renderUI({ bsButton("frameM03","3",size = "medium",type = "toggle") })</text:p>
      <text:p text:style-name="P2"><text:s text:c="2"/>output$frameM04 = renderUI({ bsButton("frameM04","4",size = "medium",type = "toggle") })</text:p>
      <text:p text:style-name="P2"><text:s text:c="2"/>output$frameM05 = renderUI({ bsButton("frameM05","5",size = "medium",type = "toggle") })</text:p>
      <text:p text:style-name="P2"><text:s text:c="2"/>output$frameM06 = renderUI({ bsButton("frameM06","6",size = "medium",type = "toggle") })</text:p>
      <text:p text:style-name="P2"><text:s text:c="2"/>output$frameM07 = renderUI({ bsButton("frameM07","7",size = "medium",type = "toggle") })</text:p>
      <text:p text:style-name="P2"><text:s text:c="2"/>output$frameM08 = renderUI({ bsButton("frameM08","8",size = "medium",type = "toggle") })</text:p>
      <text:p text:style-name="P2"><text:s text:c="2"/>output$frameM09 = renderUI({ bsButton("frameM09","9",size = "medium",type = "toggle") })</text:p>
      <text:p text:style-name="P2"><text:s text:c="2"/>output$frameDClear = renderUI({ bsButton("frameDClear", "Clear",size="medium", type="action") })</text:p>
      <text:p text:style-name="P2"><text:s text:c="2"/>output$frametextbox = renderUI({textInput("framesboxid", label = '')})</text:p>
      <text:p text:style-name="P2"><text:s text:c="2"/>output$frametextbox1 = renderUI({textInput("framesboxid1", label = '')})</text:p>
      <text:p text:style-name="P2"/>
      <text:p text:style-name="P2"><text:s text:c="2"/>act10 &lt;- reactive({ ifelse (input$select1 == 0,"active","" ) })</text:p>
      <text:p text:style-name="P2"><text:s text:c="2"/>act11 &lt;- reactive({ ifelse (input$select1 == 1,"active","" ) })</text:p>
      <text:p text:style-name="P2"><text:s text:c="2"/>act12 &lt;- reactive({ ifelse (input$select1 == 2,"active","" ) })</text:p>
      <text:p text:style-name="P2"><text:s text:c="2"/>act13 &lt;- reactive({ ifelse (input$select1 == 3,"active","" ) })</text:p>
      <text:p text:style-name="P2"><text:s text:c="2"/>act14 &lt;- reactive({ ifelse (input$select1 == 4,"active","" ) })</text:p>
      <text:p text:style-name="P2"><text:s text:c="2"/>output$Queenstatustextbox = renderUI({textInput("Queenstatusboxid", label = '')})</text:p>
      <text:p text:style-name="P2"><text:s text:c="2"/>output$Queenstatustextbox1 = renderUI({textInput("Queenstatusboxid1", label = '')})</text:p>
      <text:p text:style-name="P2"><text:s text:c="2"/></text:p>
      <text:p text:style-name="P2"><text:s text:c="2"/>observeEvent(input$deadYes, {(</text:p>
      <text:p text:style-name="P2"><text:soft-page-break/><text:s text:c="4"/>if (input$deadYes){</text:p>
      <text:p text:style-name="P2"><text:s text:c="6"/>updateButton(session, "deadNo", value=FALSE)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deadNo, {(</text:p>
      <text:p text:style-name="P2"><text:s text:c="4"/>if (input$deadNo){</text:p>
      <text:p text:style-name="P2"><text:s text:c="6"/>updateButton(session, "deadYes", value=FALSE)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</text:p>
      <text:p text:style-name="P2"><text:s text:c="2"/>observeEvent(input$deep0, {(</text:p>
      <text:p text:style-name="P2"><text:s text:c="4"/>{</text:p>
      <text:p text:style-name="P2"><text:s text:c="6"/>if (input$deep0==TRUE){</text:p>
      <text:p text:style-name="P2"><text:s text:c="8"/>updateButton(session, "deep1", value=FALSE)</text:p>
      <text:p text:style-name="P2"><text:s text:c="8"/>updateButton(session, "deep2", value=FALSE)</text:p>
      <text:p text:style-name="P2"><text:s text:c="8"/>updateButton(session, "deep3", value=FALSE)</text:p>
      <text:p text:style-name="P2"><text:s text:c="8"/>updateButton(session, "deep4", value=FALSE)</text:p>
      <text:p text:style-name="P2"><text:s text:c="8"/>updateButton(session, "deep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</text:p>
      <text:p text:style-name="P2"><text:s text:c="2"/>observeEvent(input$deep1, {(</text:p>
      <text:p text:style-name="P2"><text:s text:c="4"/>{</text:p>
      <text:p text:style-name="P2"><text:s text:c="6"/>if (input$deep1==TRUE){</text:p>
      <text:p text:style-name="P2"><text:s text:c="8"/>updateButton(session, "deep0", value=FALSE)</text:p>
      <text:p text:style-name="P2"><text:s text:c="8"/>updateButton(session, "deep2", value=FALSE)</text:p>
      <text:p text:style-name="P2"><text:s text:c="8"/>updateButton(session, "deep3", value=FALSE)</text:p>
      <text:p text:style-name="P2"><text:s text:c="8"/>updateButton(session, "deep4", value=FALSE)</text:p>
      <text:p text:style-name="P2"><text:s text:c="8"/>updateButton(session, "deep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deep2, {(</text:p>
      <text:p text:style-name="P2"><text:s text:c="4"/>{</text:p>
      <text:p text:style-name="P2"><text:s text:c="6"/>if (input$deep2==TRUE){</text:p>
      <text:p text:style-name="P2"><text:s text:c="8"/>updateButton(session, "deep1", value=FALSE)</text:p>
      <text:p text:style-name="P2"><text:s text:c="8"/>updateButton(session, "deep0", value=FALSE)</text:p>
      <text:p text:style-name="P2"><text:s text:c="8"/>updateButton(session, "deep3", value=FALSE)</text:p>
      <text:p text:style-name="P2"><text:s text:c="8"/>updateButton(session, "deep4", value=FALSE)</text:p>
      <text:p text:style-name="P2"><text:s text:c="8"/>updateButton(session, "deep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oft-page-break/><text:s text:c="2"/></text:p>
      <text:p text:style-name="P2"><text:s text:c="2"/>observeEvent(input$deep3, {(</text:p>
      <text:p text:style-name="P2"><text:s text:c="4"/>{</text:p>
      <text:p text:style-name="P2"><text:s text:c="6"/>if (input$deep3==TRUE){</text:p>
      <text:p text:style-name="P2"><text:s text:c="8"/>updateButton(session, "deep1", value=FALSE)</text:p>
      <text:p text:style-name="P2"><text:s text:c="8"/>updateButton(session, "deep2", value=FALSE)</text:p>
      <text:p text:style-name="P2"><text:s text:c="8"/>updateButton(session, "deep0", value=FALSE)</text:p>
      <text:p text:style-name="P2"><text:s text:c="8"/>updateButton(session, "deep4", value=FALSE)</text:p>
      <text:p text:style-name="P2"><text:s text:c="8"/>updateButton(session, "deep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deep4, {(</text:p>
      <text:p text:style-name="P2"><text:s text:c="4"/>{</text:p>
      <text:p text:style-name="P2"><text:s text:c="6"/>if (input$deep4==TRUE){</text:p>
      <text:p text:style-name="P2"><text:s text:c="8"/>updateButton(session, "deep1", value=FALSE)</text:p>
      <text:p text:style-name="P2"><text:s text:c="8"/>updateButton(session, "deep2", value=FALSE)</text:p>
      <text:p text:style-name="P2"><text:s text:c="8"/>updateButton(session, "deep3", value=FALSE)</text:p>
      <text:p text:style-name="P2"><text:s text:c="8"/>updateButton(session, "deep0", value=FALSE)</text:p>
      <text:p text:style-name="P2"><text:s text:c="8"/>updateButton(session, "deep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deep5, {(</text:p>
      <text:p text:style-name="P2"><text:s text:c="4"/>{</text:p>
      <text:p text:style-name="P2"><text:s text:c="6"/>if (input$deep5==TRUE){</text:p>
      <text:p text:style-name="P2"><text:s text:c="8"/>updateButton(session, "deep1", value=FALSE)</text:p>
      <text:p text:style-name="P2"><text:s text:c="8"/>updateButton(session, "deep2", value=FALSE)</text:p>
      <text:p text:style-name="P2"><text:s text:c="8"/>updateButton(session, "deep3", value=FALSE)</text:p>
      <text:p text:style-name="P2"><text:s text:c="8"/>updateButton(session, "deep4", value=FALSE)</text:p>
      <text:p text:style-name="P2"><text:s text:c="8"/>updateButton(session, "deep0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med0, {(</text:p>
      <text:p text:style-name="P2"><text:s text:c="4"/>{</text:p>
      <text:p text:style-name="P2"><text:s text:c="6"/>if (input$med0==TRUE){</text:p>
      <text:p text:style-name="P2"><text:s text:c="8"/>updateButton(session, "med1", value=FALSE)</text:p>
      <text:p text:style-name="P2"><text:s text:c="8"/>updateButton(session, "med2", value=FALSE)</text:p>
      <text:p text:style-name="P2"><text:s text:c="8"/>updateButton(session, "med3", value=FALSE)</text:p>
      <text:p text:style-name="P2"><text:s text:c="8"/>updateButton(session, "med4", value=FALSE)</text:p>
      <text:p text:style-name="P2"><text:s text:c="8"/>updateButton(session, "med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oft-page-break/><text:s text:c="2"/></text:p>
      <text:p text:style-name="P2"><text:s text:c="2"/></text:p>
      <text:p text:style-name="P2"><text:s text:c="2"/>observeEvent(input$med1, {(</text:p>
      <text:p text:style-name="P2"><text:s text:c="4"/>{</text:p>
      <text:p text:style-name="P2"><text:s text:c="6"/>if (input$med1==TRUE){</text:p>
      <text:p text:style-name="P2"><text:s text:c="8"/>updateButton(session, "med0", value=FALSE)</text:p>
      <text:p text:style-name="P2"><text:s text:c="8"/>updateButton(session, "med2", value=FALSE)</text:p>
      <text:p text:style-name="P2"><text:s text:c="8"/>updateButton(session, "med3", value=FALSE)</text:p>
      <text:p text:style-name="P2"><text:s text:c="8"/>updateButton(session, "med4", value=FALSE)</text:p>
      <text:p text:style-name="P2"><text:s text:c="8"/>updateButton(session, "med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med2, {(</text:p>
      <text:p text:style-name="P2"><text:s text:c="4"/>{</text:p>
      <text:p text:style-name="P2"><text:s text:c="6"/>if (input$med2==TRUE){</text:p>
      <text:p text:style-name="P2"><text:s text:c="8"/>updateButton(session, "med1", value=FALSE)</text:p>
      <text:p text:style-name="P2"><text:s text:c="8"/>updateButton(session, "med0", value=FALSE)</text:p>
      <text:p text:style-name="P2"><text:s text:c="8"/>updateButton(session, "med3", value=FALSE)</text:p>
      <text:p text:style-name="P2"><text:s text:c="8"/>updateButton(session, "med4", value=FALSE)</text:p>
      <text:p text:style-name="P2"><text:s text:c="8"/>updateButton(session, "med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med3, {(</text:p>
      <text:p text:style-name="P2"><text:s text:c="4"/>{</text:p>
      <text:p text:style-name="P2"><text:s text:c="6"/>if (input$med3==TRUE){</text:p>
      <text:p text:style-name="P2"><text:s text:c="8"/>updateButton(session, "med1", value=FALSE)</text:p>
      <text:p text:style-name="P2"><text:s text:c="8"/>updateButton(session, "med2", value=FALSE)</text:p>
      <text:p text:style-name="P2"><text:s text:c="8"/>updateButton(session, "med0", value=FALSE)</text:p>
      <text:p text:style-name="P2"><text:s text:c="8"/>updateButton(session, "med4", value=FALSE)</text:p>
      <text:p text:style-name="P2"><text:s text:c="8"/>updateButton(session, "med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med4, {(</text:p>
      <text:p text:style-name="P2"><text:s text:c="4"/>{</text:p>
      <text:p text:style-name="P2"><text:s text:c="6"/>if (input$med4==TRUE){</text:p>
      <text:p text:style-name="P2"><text:s text:c="8"/>updateButton(session, "med1", value=FALSE)</text:p>
      <text:p text:style-name="P2"><text:s text:c="8"/>updateButton(session, "med2", value=FALSE)</text:p>
      <text:p text:style-name="P2"><text:s text:c="8"/>updateButton(session, "med3", value=FALSE)</text:p>
      <text:p text:style-name="P2"><text:s text:c="8"/>updateButton(session, "med0", value=FALSE)</text:p>
      <text:p text:style-name="P2"><text:s text:c="8"/>updateButton(session, "med5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oft-page-break/><text:s text:c="2"/></text:p>
      <text:p text:style-name="P2"><text:s text:c="2"/>observeEvent(input$med5, {(</text:p>
      <text:p text:style-name="P2"><text:s text:c="4"/>{</text:p>
      <text:p text:style-name="P2"><text:s text:c="6"/>if (input$med5==TRUE){</text:p>
      <text:p text:style-name="P2"><text:s text:c="8"/>updateButton(session, "med1", value=FALSE)</text:p>
      <text:p text:style-name="P2"><text:s text:c="8"/>updateButton(session, "med2", value=FALSE)</text:p>
      <text:p text:style-name="P2"><text:s text:c="8"/>updateButton(session, "med3", value=FALSE)</text:p>
      <text:p text:style-name="P2"><text:s text:c="8"/>updateButton(session, "med4", value=FALSE)</text:p>
      <text:p text:style-name="P2"><text:s text:c="8"/>updateButton(session, "med0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frameDClear,{(</text:p>
      <text:p text:style-name="P2"><text:s text:c="4"/>{ </text:p>
      <text:p text:style-name="P2"><text:s text:c="6"/>updateNumericInput(session, "frameDeep", value=0)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frameD10,{(</text:p>
      <text:p text:style-name="P2"><text:s text:c="4"/>{ </text:p>
      <text:p text:style-name="P2"><text:s text:c="6"/>valueD&lt;- input$frameDeep</text:p>
      <text:p text:style-name="P2"><text:s text:c="6"/>updateNumericInput(session, "frameDeep", value=10+valueD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20,{(</text:p>
      <text:p text:style-name="P2"><text:s text:c="4"/>{ </text:p>
      <text:p text:style-name="P2"><text:s text:c="6"/>valueD&lt;- input$frameDeep</text:p>
      <text:p text:style-name="P2"><text:s text:c="6"/>updateNumericInput(session, "frameDeep", value=20+valueD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30,{(</text:p>
      <text:p text:style-name="P2"><text:s text:c="4"/>{ </text:p>
      <text:p text:style-name="P2"><text:s text:c="6"/>valueD&lt;- input$frameDeep</text:p>
      <text:p text:style-name="P2"><text:s text:c="6"/>updateNumericInput(session, "frameDeep", value=30+valueD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1,{(</text:p>
      <text:p text:style-name="P2"><text:s text:c="4"/>{ </text:p>
      <text:p text:style-name="P2"><text:s text:c="6"/>valueD&lt;- input$frameDeep</text:p>
      <text:p text:style-name="P2"><text:s text:c="6"/>updateNumericInput(session, "frameDeep", value=valueD+1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2,{(</text:p>
      <text:p text:style-name="P2"><text:s text:c="4"/>{ </text:p>
      <text:p text:style-name="P2"><text:s text:c="6"/>valueD&lt;- input$frameDeep</text:p>
      <text:p text:style-name="P2"><text:soft-page-break/><text:s text:c="6"/>updateNumericInput(session, "frameDeep", value=valueD+2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3,{(</text:p>
      <text:p text:style-name="P2"><text:s text:c="4"/>{ </text:p>
      <text:p text:style-name="P2"><text:s text:c="6"/>valueD&lt;- input$frameDeep</text:p>
      <text:p text:style-name="P2"><text:s text:c="6"/>updateNumericInput(session, "frameDeep", value=valueD+3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4,{(</text:p>
      <text:p text:style-name="P2"><text:s text:c="4"/>{ </text:p>
      <text:p text:style-name="P2"><text:s text:c="6"/>valueD&lt;- input$frameDeep</text:p>
      <text:p text:style-name="P2"><text:s text:c="6"/>updateNumericInput(session, "frameDeep", value=valueD+4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5,{(</text:p>
      <text:p text:style-name="P2"><text:s text:c="4"/>{ </text:p>
      <text:p text:style-name="P2"><text:s text:c="6"/>valueD&lt;- input$frameDeep</text:p>
      <text:p text:style-name="P2"><text:s text:c="6"/>updateNumericInput(session, "frameDeep", value=valueD+5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6,{(</text:p>
      <text:p text:style-name="P2"><text:s text:c="4"/>{ </text:p>
      <text:p text:style-name="P2"><text:s text:c="6"/>valueD&lt;- input$frameDeep</text:p>
      <text:p text:style-name="P2"><text:s text:c="6"/>updateNumericInput(session, "frameDeep", value=valueD+6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7,{(</text:p>
      <text:p text:style-name="P2"><text:s text:c="4"/>{ </text:p>
      <text:p text:style-name="P2"><text:s text:c="6"/>valueD&lt;- input$frameDeep</text:p>
      <text:p text:style-name="P2"><text:s text:c="6"/>updateNumericInput(session, "frameDeep", value=valueD+7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8,{(</text:p>
      <text:p text:style-name="P2"><text:s text:c="4"/>{ </text:p>
      <text:p text:style-name="P2"><text:s text:c="6"/>valueD&lt;- input$frameDeep</text:p>
      <text:p text:style-name="P2"><text:s text:c="6"/>updateNumericInput(session, "frameDeep", value=valueD+8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D9,{(</text:p>
      <text:p text:style-name="P2"><text:s text:c="4"/>{ </text:p>
      <text:p text:style-name="P2"><text:s text:c="6"/>valueD&lt;- input$frameDeep</text:p>
      <text:p text:style-name="P2"><text:s text:c="6"/>updateNumericInput(session, "frameDeep", value=valueD+9)</text:p>
      <text:p text:style-name="P2"><text:s text:c="4"/>}</text:p>
      <text:p text:style-name="P2"><text:s text:c="2"/>)}</text:p>
      <text:p text:style-name="P2"><text:soft-page-break/><text:s text:c="2"/>)</text:p>
      <text:p text:style-name="P2"><text:s text:c="2"/>observeEvent(input$frameMClear,{(</text:p>
      <text:p text:style-name="P2"><text:s text:c="4"/>{ </text:p>
      <text:p text:style-name="P2"><text:s text:c="6"/>updateNumericInput(session, "frameMedium", value=0)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frameM10,{(</text:p>
      <text:p text:style-name="P2"><text:s text:c="4"/>{ </text:p>
      <text:p text:style-name="P2"><text:s text:c="6"/>valueM&lt;- input$frameMedium</text:p>
      <text:p text:style-name="P2"><text:s text:c="6"/>updateNumericInput(session, "frameMedium", value=10+valueM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20,{(</text:p>
      <text:p text:style-name="P2"><text:s text:c="4"/>{ </text:p>
      <text:p text:style-name="P2"><text:s text:c="6"/>valueM&lt;- input$frameMedium</text:p>
      <text:p text:style-name="P2"><text:s text:c="6"/>updateNumericInput(session, "frameMedium", value=20+valueM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30,{(</text:p>
      <text:p text:style-name="P2"><text:s text:c="4"/>{ </text:p>
      <text:p text:style-name="P2"><text:s text:c="6"/>valueM&lt;- input$frameMedium</text:p>
      <text:p text:style-name="P2"><text:s text:c="6"/>updateNumericInput(session, "frameMedium", value=30+valueM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1,{(</text:p>
      <text:p text:style-name="P2"><text:s text:c="4"/>{ </text:p>
      <text:p text:style-name="P2"><text:s text:c="6"/>valueM&lt;- input$frameMedium</text:p>
      <text:p text:style-name="P2"><text:s text:c="6"/>updateNumericInput(session, "frameMedium", value=valueM+1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2,{(</text:p>
      <text:p text:style-name="P2"><text:s text:c="4"/>{ </text:p>
      <text:p text:style-name="P2"><text:s text:c="6"/>valueM&lt;- input$frameMedium</text:p>
      <text:p text:style-name="P2"><text:s text:c="6"/>updateNumericInput(session, "frameMedium", value=valueM+2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3,{(</text:p>
      <text:p text:style-name="P2"><text:s text:c="4"/>{ </text:p>
      <text:p text:style-name="P2"><text:s text:c="6"/>valueM&lt;- input$frameMedium</text:p>
      <text:p text:style-name="P2"><text:s text:c="6"/>updateNumericInput(session, "frameMedium", value=valueM+3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4,{(</text:p>
      <text:p text:style-name="P2"><text:s text:c="4"/>{ </text:p>
      <text:p text:style-name="P2"><text:soft-page-break/><text:s text:c="6"/>valueM&lt;- input$frameMedium</text:p>
      <text:p text:style-name="P2"><text:s text:c="6"/>updateNumericInput(session, "frameMedium", value=valueM+4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5,{(</text:p>
      <text:p text:style-name="P2"><text:s text:c="4"/>{ </text:p>
      <text:p text:style-name="P2"><text:s text:c="6"/>valueM&lt;- input$frameMedium</text:p>
      <text:p text:style-name="P2"><text:s text:c="6"/>updateNumericInput(session, "frameMedium", value=valueM+5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6,{(</text:p>
      <text:p text:style-name="P2"><text:s text:c="4"/>{ </text:p>
      <text:p text:style-name="P2"><text:s text:c="6"/>valueM&lt;- input$frameMedium</text:p>
      <text:p text:style-name="P2"><text:s text:c="6"/>updateNumericInput(session, "frameMedium", value=valueM+6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7,{(</text:p>
      <text:p text:style-name="P2"><text:s text:c="4"/>{ </text:p>
      <text:p text:style-name="P2"><text:s text:c="6"/>valueM&lt;- input$frameMedium</text:p>
      <text:p text:style-name="P2"><text:s text:c="6"/>updateNumericInput(session, "frameMedium", value=valueM+7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8,{(</text:p>
      <text:p text:style-name="P2"><text:s text:c="4"/>{ </text:p>
      <text:p text:style-name="P2"><text:s text:c="6"/>valueM&lt;- input$frameMedium</text:p>
      <text:p text:style-name="P2"><text:s text:c="6"/>updateNumericInput(session, "frameMedium", value=valueM+8)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frameM9,{(</text:p>
      <text:p text:style-name="P2"><text:s text:c="4"/>{ </text:p>
      <text:p text:style-name="P2"><text:s text:c="6"/>valueM&lt;- input$frameMedium</text:p>
      <text:p text:style-name="P2"><text:s text:c="6"/>updateNumericInput(session, "frameMedium", value=valueM+9)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</text:p>
      <text:p text:style-name="P2"><text:s text:c="2"/></text:p>
      <text:p text:style-name="P2"><text:s text:c="2"/>observeEvent(input$queenStatusQR, {(</text:p>
      <text:p text:style-name="P2"><text:s text:c="4"/>{</text:p>
      <text:p text:style-name="P2"><text:s text:c="6"/>if (input$queenStatusQR==TRUE){</text:p>
      <text:p text:style-name="P2"><text:s text:c="8"/>updateButton(session, "queenStatusQRC", value=FALSE)</text:p>
      <text:p text:style-name="P2"><text:s text:c="8"/>updateButton(session, "queenStatusQLC", value=FALSE)</text:p>
      <text:p text:style-name="P2"><text:s text:c="8"/>updateButton(session, "queenStatusPQ", value=FALSE)</text:p>
      <text:p text:style-name="P2"><text:s text:c="8"/>updateButton(session, "queenStatusQL", value=FALSE)</text:p>
      <text:p text:style-name="P2"><text:s text:c="8"/></text:p>
      <text:p text:style-name="P2"><text:s text:c="6"/>}</text:p>
      <text:p text:style-name="P2"><text:soft-page-break/><text:s text:c="4"/>}</text:p>
      <text:p text:style-name="P2"><text:s text:c="2"/>)}</text:p>
      <text:p text:style-name="P2"><text:s text:c="2"/>)</text:p>
      <text:p text:style-name="P2"><text:s text:c="2"/>observeEvent(input$queenStatusQRC, {(</text:p>
      <text:p text:style-name="P2"><text:s text:c="4"/>{</text:p>
      <text:p text:style-name="P2"><text:s text:c="6"/>if (input$queenStatusQRC==TRUE){</text:p>
      <text:p text:style-name="P2"><text:s text:c="8"/>updateButton(session, "queenStatusQR", value=FALSE)</text:p>
      <text:p text:style-name="P2"><text:s text:c="8"/>updateButton(session, "queenStatusQLC", value=FALSE)</text:p>
      <text:p text:style-name="P2"><text:s text:c="8"/>updateButton(session, "queenStatusPQ", value=FALSE)</text:p>
      <text:p text:style-name="P2"><text:s text:c="8"/>updateButton(session, "queenStatusQL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queenStatusQLC, {(</text:p>
      <text:p text:style-name="P2"><text:s text:c="4"/>{</text:p>
      <text:p text:style-name="P2"><text:s text:c="6"/>if (input$queenStatusQLC==TRUE){</text:p>
      <text:p text:style-name="P2"><text:s text:c="8"/>updateButton(session, "queenStatusQRC", value=FALSE)</text:p>
      <text:p text:style-name="P2"><text:s text:c="8"/>updateButton(session, "queenStatusQR", value=FALSE)</text:p>
      <text:p text:style-name="P2"><text:s text:c="8"/>updateButton(session, "queenStatusPQ", value=FALSE)</text:p>
      <text:p text:style-name="P2"><text:s text:c="8"/>updateButton(session, "queenStatusQL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queenStatusPQ, {(</text:p>
      <text:p text:style-name="P2"><text:s text:c="4"/>{</text:p>
      <text:p text:style-name="P2"><text:s text:c="6"/>if (input$queenStatusPQ==TRUE){</text:p>
      <text:p text:style-name="P2"><text:s text:c="8"/>updateButton(session, "queenStatusQRC", value=FALSE)</text:p>
      <text:p text:style-name="P2"><text:s text:c="8"/>updateButton(session, "queenStatusQLC", value=FALSE)</text:p>
      <text:p text:style-name="P2"><text:s text:c="8"/>updateButton(session, "queenStatusQR", value=FALSE)</text:p>
      <text:p text:style-name="P2"><text:s text:c="8"/>updateButton(session, "queenStatusQL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queenStatusQL, {(</text:p>
      <text:p text:style-name="P2"><text:s text:c="4"/>{</text:p>
      <text:p text:style-name="P2"><text:s text:c="6"/>if (input$queenStatusQL==TRUE){</text:p>
      <text:p text:style-name="P2"><text:s text:c="8"/>updateButton(session, "queenStatusQRC", value=FALSE)</text:p>
      <text:p text:style-name="P2"><text:s text:c="8"/>updateButton(session, "queenStatusQLC", value=FALSE)</text:p>
      <text:p text:style-name="P2"><text:s text:c="8"/>updateButton(session, "queenStatusPQ", value=FALSE)</text:p>
      <text:p text:style-name="P2"><text:s text:c="8"/>updateButton(session, "queenStatusQR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queenSeenYes, {(</text:p>
      <text:p text:style-name="P2"><text:soft-page-break/><text:s text:c="4"/>{</text:p>
      <text:p text:style-name="P2"><text:s text:c="6"/>if (input$queenSeenYes==TRUE){</text:p>
      <text:p text:style-name="P2"><text:s text:c="8"/>updateButton(session, "queenSeenNo", value=FALSE)</text:p>
      <text:p text:style-name="P2"><text:s text:c="8"/>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queenSeenNo, {(</text:p>
      <text:p text:style-name="P2"><text:s text:c="4"/>{</text:p>
      <text:p text:style-name="P2"><text:s text:c="6"/>if (input$queenSeenNo==TRUE){</text:p>
      <text:p text:style-name="P2"><text:s text:c="8"/>updateButton(session, "queenSeenYes", value=FALSE)</text:p>
      <text:p text:style-name="P2"><text:s text:c="8"/>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eggsSeenYes, {(</text:p>
      <text:p text:style-name="P2"><text:s text:c="4"/>{</text:p>
      <text:p text:style-name="P2"><text:s text:c="6"/>if (input$eggsSeenYes==TRUE){</text:p>
      <text:p text:style-name="P2"><text:s text:c="8"/>updateButton(session, "eggsSeenNo", value=FALSE)</text:p>
      <text:p text:style-name="P2"><text:s text:c="8"/>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eggsSeenNo, {(</text:p>
      <text:p text:style-name="P2"><text:s text:c="4"/>{</text:p>
      <text:p text:style-name="P2"><text:s text:c="6"/>if (input$eggsSeenNo==TRUE){</text:p>
      <text:p text:style-name="P2"><text:s text:c="8"/>updateButton(session, "eggsSeenYes", value=FALSE)</text:p>
      <text:p text:style-name="P2"><text:s text:c="8"/>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openBroodNone, {(</text:p>
      <text:p text:style-name="P2"><text:s text:c="4"/>{</text:p>
      <text:p text:style-name="P2"><text:s text:c="6"/>if (input$openBroodNone==TRUE){</text:p>
      <text:p text:style-name="P2"><text:s text:c="8"/>updateButton(session, "openBroodWeak", value=FALSE)</text:p>
      <text:p text:style-name="P2"><text:s text:c="8"/>updateButton(session, "openBroodFair", value=FALSE)</text:p>
      <text:p text:style-name="P2"><text:s text:c="8"/>updateButton(session, "openBroodStrong", value=FALSE)</text:p>
      <text:p text:style-name="P2"><text:s text:c="8"/>updateButton(session, "open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openBroodWeak, {(</text:p>
      <text:p text:style-name="P2"><text:soft-page-break/><text:s text:c="4"/>{</text:p>
      <text:p text:style-name="P2"><text:s text:c="6"/>if (input$openBroodWeak==TRUE){</text:p>
      <text:p text:style-name="P2"><text:s text:c="8"/>updateButton(session, "openBroodNone", value=FALSE)</text:p>
      <text:p text:style-name="P2"><text:s text:c="8"/>updateButton(session, "openBroodFair", value=FALSE)</text:p>
      <text:p text:style-name="P2"><text:s text:c="8"/>updateButton(session, "openBroodStrong", value=FALSE)</text:p>
      <text:p text:style-name="P2"><text:s text:c="8"/>updateButton(session, "open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openBroodFair, {(</text:p>
      <text:p text:style-name="P2"><text:s text:c="4"/>{</text:p>
      <text:p text:style-name="P2"><text:s text:c="6"/>if (input$openBroodFair==TRUE){</text:p>
      <text:p text:style-name="P2"><text:s text:c="8"/>updateButton(session, "openBroodWeak", value=FALSE)</text:p>
      <text:p text:style-name="P2"><text:s text:c="8"/>updateButton(session, "openBroodNone", value=FALSE)</text:p>
      <text:p text:style-name="P2"><text:s text:c="8"/>updateButton(session, "openBroodStrong", value=FALSE)</text:p>
      <text:p text:style-name="P2"><text:s text:c="8"/>updateButton(session, "open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openBroodStrong, {(</text:p>
      <text:p text:style-name="P2"><text:s text:c="4"/>{</text:p>
      <text:p text:style-name="P2"><text:s text:c="6"/>if (input$openBroodStrong==TRUE){</text:p>
      <text:p text:style-name="P2"><text:s text:c="8"/>updateButton(session, "openBroodWeak", value=FALSE)</text:p>
      <text:p text:style-name="P2"><text:s text:c="8"/>updateButton(session, "openBroodFair", value=FALSE)</text:p>
      <text:p text:style-name="P2"><text:s text:c="8"/>updateButton(session, "openBroodNone", value=FALSE)</text:p>
      <text:p text:style-name="P2"><text:s text:c="8"/>updateButton(session, "open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openBroodOutstanding, {(</text:p>
      <text:p text:style-name="P2"><text:s text:c="4"/>{</text:p>
      <text:p text:style-name="P2"><text:s text:c="6"/>if (input$openBroodOutstanding==TRUE){</text:p>
      <text:p text:style-name="P2"><text:s text:c="8"/>updateButton(session, "openBroodWeak", value=FALSE)</text:p>
      <text:p text:style-name="P2"><text:s text:c="8"/>updateButton(session, "openBroodFair", value=FALSE)</text:p>
      <text:p text:style-name="P2"><text:s text:c="8"/>updateButton(session, "openBroodStrong", value=FALSE)</text:p>
      <text:p text:style-name="P2"><text:s text:c="8"/>updateButton(session, "openBroodNone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cappedBroodNone, {(</text:p>
      <text:p text:style-name="P2"><text:s text:c="4"/>{</text:p>
      <text:p text:style-name="P2"><text:s text:c="6"/>if (input$cappedBroodNone==TRUE){</text:p>
      <text:p text:style-name="P2"><text:s text:c="8"/>updateButton(session, "cappedBroodWeak", value=FALSE)</text:p>
      <text:p text:style-name="P2"><text:s text:c="8"/>updateButton(session, "cappedBroodFair", value=FALSE)</text:p>
      <text:p text:style-name="P2"><text:soft-page-break/><text:s text:c="8"/>updateButton(session, "cappedBroodStrong", value=FALSE)</text:p>
      <text:p text:style-name="P2"><text:s text:c="8"/>updateButton(session, "capped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cappedBroodWeak, {(</text:p>
      <text:p text:style-name="P2"><text:s text:c="4"/>{</text:p>
      <text:p text:style-name="P2"><text:s text:c="6"/>if (input$cappedBroodWeak==TRUE){</text:p>
      <text:p text:style-name="P2"><text:s text:c="8"/>updateButton(session, "cappedBroodNone", value=FALSE)</text:p>
      <text:p text:style-name="P2"><text:s text:c="8"/>updateButton(session, "cappedBroodFair", value=FALSE)</text:p>
      <text:p text:style-name="P2"><text:s text:c="8"/>updateButton(session, "cappedBroodStrong", value=FALSE)</text:p>
      <text:p text:style-name="P2"><text:s text:c="8"/>updateButton(session, "capped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cappedBroodFair, {(</text:p>
      <text:p text:style-name="P2"><text:s text:c="4"/>{</text:p>
      <text:p text:style-name="P2"><text:s text:c="6"/>if (input$cappedBroodFair==TRUE){</text:p>
      <text:p text:style-name="P2"><text:s text:c="8"/>updateButton(session, "cappedBroodWeak", value=FALSE)</text:p>
      <text:p text:style-name="P2"><text:s text:c="8"/>updateButton(session, "cappedBroodNone", value=FALSE)</text:p>
      <text:p text:style-name="P2"><text:s text:c="8"/>updateButton(session, "cappedBroodStrong", value=FALSE)</text:p>
      <text:p text:style-name="P2"><text:s text:c="8"/>updateButton(session, "capped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cappedBroodStrong, {(</text:p>
      <text:p text:style-name="P2"><text:s text:c="4"/>{</text:p>
      <text:p text:style-name="P2"><text:s text:c="6"/>if (input$cappedBroodStrong==TRUE){</text:p>
      <text:p text:style-name="P2"><text:s text:c="8"/>updateButton(session, "cappedBroodWeak", value=FALSE)</text:p>
      <text:p text:style-name="P2"><text:s text:c="8"/>updateButton(session, "cappedBroodFair", value=FALSE)</text:p>
      <text:p text:style-name="P2"><text:s text:c="8"/>updateButton(session, "cappedBroodNone", value=FALSE)</text:p>
      <text:p text:style-name="P2"><text:s text:c="8"/>updateButton(session, "capped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cappedBroodOutstanding, {(</text:p>
      <text:p text:style-name="P2"><text:s text:c="4"/>{</text:p>
      <text:p text:style-name="P2"><text:s text:c="6"/>if (input$cappedBroodOutstanding==TRUE){</text:p>
      <text:p text:style-name="P2"><text:s text:c="8"/>updateButton(session, "cappedBroodWeak", value=FALSE)</text:p>
      <text:p text:style-name="P2"><text:s text:c="8"/>updateButton(session, "cappedBroodFair", value=FALSE)</text:p>
      <text:p text:style-name="P2"><text:s text:c="8"/>updateButton(session, "cappedBroodStrong", value=FALSE)</text:p>
      <text:p text:style-name="P2"><text:s text:c="8"/>updateButton(session, "cappedBroodNone", value=FALSE)</text:p>
      <text:p text:style-name="P2"><text:s text:c="8"/></text:p>
      <text:p text:style-name="P2"><text:s text:c="6"/>}</text:p>
      <text:p text:style-name="P2"><text:soft-page-break/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cappedBroodWeak, {(</text:p>
      <text:p text:style-name="P2"><text:s text:c="4"/>{</text:p>
      <text:p text:style-name="P2"><text:s text:c="6"/>if (input$cappedBroodWeak==TRUE){</text:p>
      <text:p text:style-name="P2"><text:s text:c="8"/>updateButton(session, "cappedBroodNone", value=FALSE)</text:p>
      <text:p text:style-name="P2"><text:s text:c="8"/>updateButton(session, "cappedBroodFair", value=FALSE)</text:p>
      <text:p text:style-name="P2"><text:s text:c="8"/>updateButton(session, "cappedBroodStrong", value=FALSE)</text:p>
      <text:p text:style-name="P2"><text:s text:c="8"/>updateButton(session, "cappedBroodOutstanding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broodDiseaseNone, {(</text:p>
      <text:p text:style-name="P2"><text:s text:c="4"/>{</text:p>
      <text:p text:style-name="P2"><text:s text:c="6"/>if (input$broodDiseaseNone==TRUE){</text:p>
      <text:p text:style-name="P2"><text:s text:c="8"/>updateButton(session, "broodDiseaseMild", value=FALSE)</text:p>
      <text:p text:style-name="P2"><text:s text:c="8"/>updateButton(session, "broodDiseaseMod", value=FALSE)</text:p>
      <text:p text:style-name="P2"><text:s text:c="8"/>updateButton(session, "broodDiseaseSevere", value=FALSE)</text:p>
      <text:p text:style-name="P2"><text:s text:c="8"/>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broodDiseaseMild, {(</text:p>
      <text:p text:style-name="P2"><text:s text:c="4"/>{</text:p>
      <text:p text:style-name="P2"><text:s text:c="6"/>if (input$broodDiseaseMild==TRUE){</text:p>
      <text:p text:style-name="P2"><text:s text:c="8"/>updateButton(session, "broodDiseaseNone", value=FALSE)</text:p>
      <text:p text:style-name="P2"><text:s text:c="8"/>updateButton(session, "broodDiseaseMod", value=FALSE)</text:p>
      <text:p text:style-name="P2"><text:s text:c="8"/>updateButton(session, "broodDiseaseSevere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broodDiseaseMod, {(</text:p>
      <text:p text:style-name="P2"><text:s text:c="4"/>{</text:p>
      <text:p text:style-name="P2"><text:s text:c="6"/>if (input$broodDiseaseMod==TRUE){</text:p>
      <text:p text:style-name="P2"><text:s text:c="8"/>updateButton(session, "broodDiseaseMild", value=FALSE)</text:p>
      <text:p text:style-name="P2"><text:s text:c="8"/>updateButton(session, "broodDiseaseNone", value=FALSE)</text:p>
      <text:p text:style-name="P2"><text:s text:c="8"/>updateButton(session, "broodDiseaseSevere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broodDiseaseSevere, {(</text:p>
      <text:p text:style-name="P2"><text:s text:c="4"/>{</text:p>
      <text:p text:style-name="P2"><text:soft-page-break/><text:s text:c="6"/>if (input$broodDiseaseSevere==TRUE){</text:p>
      <text:p text:style-name="P2"><text:s text:c="8"/>updateButton(session, "broodDiseaseMild", value=FALSE)</text:p>
      <text:p text:style-name="P2"><text:s text:c="8"/>updateButton(session, "broodDiseaseMod", value=FALSE)</text:p>
      <text:p text:style-name="P2"><text:s text:c="8"/>updateButton(session, "broodDiseaseNone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</text:p>
      <text:p text:style-name="P2"><text:s text:c="2"/>observeEvent(input$adultDiseaseNone, {(</text:p>
      <text:p text:style-name="P2"><text:s text:c="4"/>{</text:p>
      <text:p text:style-name="P2"><text:s text:c="6"/>if (input$adultDiseaseNone==TRUE){</text:p>
      <text:p text:style-name="P2"><text:s text:c="8"/>updateButton(session, "adultDiseaseMild", value=FALSE)</text:p>
      <text:p text:style-name="P2"><text:s text:c="8"/>updateButton(session, "adultDiseaseMod", value=FALSE)</text:p>
      <text:p text:style-name="P2"><text:s text:c="8"/>updateButton(session, "adultDiseaseSevere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adultDiseaseMild, {(</text:p>
      <text:p text:style-name="P2"><text:s text:c="4"/>{</text:p>
      <text:p text:style-name="P2"><text:s text:c="6"/>if (input$adultDiseaseMild==TRUE){</text:p>
      <text:p text:style-name="P2"><text:s text:c="8"/>updateButton(session, "adultDiseaseNone", value=FALSE)</text:p>
      <text:p text:style-name="P2"><text:s text:c="8"/>updateButton(session, "adultDiseaseMod", value=FALSE)</text:p>
      <text:p text:style-name="P2"><text:s text:c="8"/>updateButton(session, "adultDiseaseSevere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adultDiseaseMod, {(</text:p>
      <text:p text:style-name="P2"><text:s text:c="4"/>{</text:p>
      <text:p text:style-name="P2"><text:s text:c="6"/>if (input$adultDiseaseMod==TRUE){</text:p>
      <text:p text:style-name="P2"><text:s text:c="8"/>updateButton(session, "adultDiseaseMild", value=FALSE)</text:p>
      <text:p text:style-name="P2"><text:s text:c="8"/>updateButton(session, "adultDiseaseNone", value=FALSE)</text:p>
      <text:p text:style-name="P2"><text:s text:c="8"/>updateButton(session, "adultDiseaseSevere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adultDiseaseSevere, {(</text:p>
      <text:p text:style-name="P2"><text:s text:c="4"/>{</text:p>
      <text:p text:style-name="P2"><text:s text:c="6"/>if (input$adultDiseaseSevere==TRUE){</text:p>
      <text:p text:style-name="P2"><text:s text:c="8"/>updateButton(session, "adultDiseaseMild", value=FALSE)</text:p>
      <text:p text:style-name="P2"><text:s text:c="8"/>updateButton(session, "adultDiseaseMod", value=FALSE)</text:p>
      <text:p text:style-name="P2"><text:s text:c="8"/>updateButton(session, "adultDiseaseNone", value=FALSE)</text:p>
      <text:p text:style-name="P2"><text:s text:c="8"/></text:p>
      <text:p text:style-name="P2"><text:s text:c="6"/>}</text:p>
      <text:p text:style-name="P2"><text:s text:c="4"/>}</text:p>
      <text:p text:style-name="P2"><text:soft-page-break/><text:s text:c="2"/>)}</text:p>
      <text:p text:style-name="P2"><text:s text:c="2"/>)</text:p>
      <text:p text:style-name="P2"><text:s text:c="2"/></text:p>
      <text:p text:style-name="P2"><text:s text:c="2"/>observeEvent(input$secondaryPestsNone, {(</text:p>
      <text:p text:style-name="P2"><text:s text:c="4"/>{</text:p>
      <text:p text:style-name="P2"><text:s text:c="6"/>if (input$secondaryPestsNone==TRUE){</text:p>
      <text:p text:style-name="P2"><text:s text:c="8"/>updateButton(session, "secondaryPestsMild", value=FALSE)</text:p>
      <text:p text:style-name="P2"><text:s text:c="8"/>updateButton(session, "secondaryPestsMod", value=FALSE)</text:p>
      <text:p text:style-name="P2"><text:s text:c="8"/>updateButton(session, "secondaryPestsSevere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secondaryPestsMild, {(</text:p>
      <text:p text:style-name="P2"><text:s text:c="4"/>{</text:p>
      <text:p text:style-name="P2"><text:s text:c="6"/>if (input$secondaryPestsMild==TRUE){</text:p>
      <text:p text:style-name="P2"><text:s text:c="8"/>updateButton(session, "secondaryPestsNone", value=FALSE)</text:p>
      <text:p text:style-name="P2"><text:s text:c="8"/>updateButton(session, "secondaryPestsMod", value=FALSE)</text:p>
      <text:p text:style-name="P2"><text:s text:c="8"/>updateButton(session, "secondaryPestsSevere", value=FALSE)</text:p>
      <text:p text:style-name="P2"><text:s text:c="8"/>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secondaryPestsMod, {(</text:p>
      <text:p text:style-name="P2"><text:s text:c="4"/>{</text:p>
      <text:p text:style-name="P2"><text:s text:c="6"/>if (input$secondaryPestsMod==TRUE){</text:p>
      <text:p text:style-name="P2"><text:s text:c="8"/>updateButton(session, "secondaryPestsMild", value=FALSE)</text:p>
      <text:p text:style-name="P2"><text:s text:c="8"/>updateButton(session, "secondaryPestsNone", value=FALSE)</text:p>
      <text:p text:style-name="P2"><text:s text:c="8"/>updateButton(session, "secondaryPestsSevere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<text:s text:c="2"/>observeEvent(input$secondaryPestsSevere, {(</text:p>
      <text:p text:style-name="P2"><text:s text:c="4"/>{</text:p>
      <text:p text:style-name="P2"><text:s text:c="6"/>if (input$secondaryPestsSevere==TRUE){</text:p>
      <text:p text:style-name="P2"><text:s text:c="8"/>updateButton(session, "secondaryPestsMild", value=FALSE)</text:p>
      <text:p text:style-name="P2"><text:s text:c="8"/>updateButton(session, "secondaryPestsMod", value=FALSE)</text:p>
      <text:p text:style-name="P2"><text:s text:c="8"/>updateButton(session, "secondaryPestsNone", value=FALSE)</text:p>
      <text:p text:style-name="P2"><text:s text:c="6"/>}</text:p>
      <text:p text:style-name="P2"><text:s text:c="4"/>}</text:p>
      <text:p text:style-name="P2"><text:s text:c="2"/>)}</text:p>
      <text:p text:style-name="P2"><text:s text:c="2"/>)</text:p>
      <text:p text:style-name="P2">}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1:53:59.809673627</meta:creation-date>
    <dc:date>2017-01-24T08:42:09.232067402</dc:date>
    <meta:editing-duration>PT4M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2" meta:paragraph-count="1038" meta:word-count="2762" meta:character-count="40211" meta:non-whitespace-character-count="33766"/>
  </office:meta>
</office:document-meta>
</file>